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3b4e2" officeooo:paragraph-rsid="0003b4e2"/>
    </style:style>
    <style:style style:name="P2" style:family="paragraph" style:parent-style-name="Standard">
      <style:paragraph-properties fo:text-align="center" style:justify-single-word="false"/>
      <style:text-properties officeooo:rsid="0003b4e2" officeooo:paragraph-rsid="0003b4e2"/>
    </style:style>
    <style:style style:name="P3" style:family="paragraph" style:parent-style-name="Standard">
      <style:text-properties fo:font-style="italic" officeooo:rsid="0003b4e2" officeooo:paragraph-rsid="0003b4e2" style:font-style-asian="italic" style:font-style-complex="italic"/>
    </style:style>
    <style:style style:name="P4" style:family="paragraph" style:parent-style-name="Standard">
      <style:text-properties officeooo:rsid="00052aac" officeooo:paragraph-rsid="00052aac"/>
    </style:style>
    <style:style style:name="P5" style:family="paragraph" style:parent-style-name="Standard">
      <style:text-properties officeooo:rsid="000612ed" officeooo:paragraph-rsid="000612ed"/>
    </style:style>
    <style:style style:name="T1" style:family="text">
      <style:text-properties style:text-position="super 58%"/>
    </style:style>
    <style:style style:name="T2" style:family="text">
      <style:text-properties officeooo:rsid="00052aac"/>
    </style:style>
    <style:style style:name="T3" style:family="text">
      <style:text-properties officeooo:rsid="000612e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Abstract Idempotent Functions</text:p>
      <text:p text:style-name="P2">by Sven Nilsen, 2020</text:p>
      <text:p text:style-name="P1"/>
      <text:p text:style-name="P3">In this paper I present abstract idempotent functions <text:span text:style-name="T3">and apply it to unique universal binary relations</text:span>.</text:p>
      <text:p text:style-name="P1"/>
      <text:p text:style-name="P1">An abstract idempotent function satisfies the existential path equation:</text:p>
      <text:p text:style-name="P1"/>
      <text:p text:style-name="P1"><text:tab/>f<text:span text:style-name="T1">2</text:span> &lt;=&gt; f · f &lt;=&gt; \f</text:p>
      <text:p text:style-name="P1"/>
      <text:p text:style-name="P1">For all `n &gt; 2`, `f<text:span text:style-name="T1">n</text:span>` is logically equivalent to `\f`:</text:p>
      <text:p text:style-name="P1"/>
      <text:p text:style-name="P1"><text:tab/>f<text:span text:style-name="T1">n</text:span> &lt;=&gt; f<text:span text:style-name="T1">2</text:span> · f<text:span text:style-name="T1">n-2</text:span> &lt;=&gt; \f · f<text:span text:style-name="T1">n-2</text:span> &lt;=&gt; \f</text:p>
      <text:p text:style-name="P1"/>
      <text:p text:style-name="P1">Abstract idempotent functions has an input and output type inhabited by `f`:</text:p>
      <text:p text:style-name="P1"/>
      <text:p text:style-name="P1"><text:tab/>\f<text:tab/>proves that `f` returns `f` for some input</text:p>
      <text:p text:style-name="P1"><text:tab/>f<text:span text:style-name="T1">2</text:span><text:tab/>proves that `f` takes `f` as input, <text:span text:style-name="T2">because `f` returns `f` for some input</text:span></text:p>
      <text:p text:style-name="P1"/>
      <text:p text:style-name="P4">To construct `f` with only access to `f` through the language describing computations, one must have access to at least one other input that `f` takes. If the only input possible is `f`, then it is not possible to construct `f`. However, it possible to construct the abstraction `\f` of `f`. This is why `f` is abstract idempotent and not merely idempotent.</text:p>
      <text:p text:style-name="P4"/>
      <text:p text:style-name="P4">For example, in the theory of unique universal binary relations,</text:p>
      <text:p text:style-name="P4">the special `role_of` function is abstract idempotent:</text:p>
      <text:p text:style-name="P4"/>
      <text:p text:style-name="P4"><text:tab/>role_of(x) = y<text:tab/><text:tab/><text:tab/>Assume that the role of `x` is `y`</text:p>
      <text:p text:style-name="P4"><text:tab/>role_of(x, y)<text:tab/><text:tab/><text:tab/>Written as a pair</text:p>
      <text:p text:style-name="P4"><text:tab/>role_of(y) = role_of<text:tab/><text:tab/>If this pair is a unique universal binary relation,</text:p>
      <text:p text:style-name="P4"><text:tab/><text:tab/><text:tab/><text:tab/><text:tab/>then the role of `y` must be `role_of`</text:p>
      <text:p text:style-name="P4"/>
      <text:p text:style-name="P4"><text:tab/>role_of(role_of(x)) = role_of</text:p>
      <text:p text:style-name="P4"><text:tab/>role_of<text:span text:style-name="T1">2</text:span>(x) = role_of</text:p>
      <text:p text:style-name="P4"><text:tab/>role_of<text:span text:style-name="T1">2</text:span> &lt;=&gt; \role_of<text:tab/><text:tab/>`role_of` is abstract idempotent</text:p>
      <text:p text:style-name="P4"/>
      <text:p text:style-name="P4">Applying the rule of <text:span text:style-name="T3">`n &gt; 2`, yields the following unique universal binary relation</text:span>:</text:p>
      <text:p text:style-name="P4"/>
      <text:p text:style-name="P4"><text:tab/><text:span text:style-name="T3">role_of(role_of(role_of(x))) = role_of<text:tab/>This holds for all abstract idempotent functions</text:span></text:p>
      <text:p text:style-name="P4"><text:tab/><text:span text:style-name="T3">role_of(role_of) = role_of<text:tab/><text:tab/><text:tab/>Substituting `role_of(role_of(x))` with `role_of`</text:span></text:p>
      <text:p text:style-name="P4"><text:tab/><text:span text:style-name="T3">role_of(role_of, role_of)<text:tab/><text:tab/><text:tab/>Written as a pair</text:span></text:p>
      <text:p text:style-name="P4"/>
      <text:p text:style-name="P5">The second line proves both that this binary relation is universal and unique.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9T14:47:07.025890000</meta:creation-date>
    <dc:date>2020-04-09T15:15:16.112644000</dc:date>
    <meta:editing-duration>PT7M38S</meta:editing-duration>
    <meta:editing-cycles>1</meta:editing-cycles>
    <meta:document-statistic meta:table-count="0" meta:image-count="0" meta:object-count="0" meta:page-count="1" meta:paragraph-count="25" meta:word-count="276" meta:character-count="1698" meta:non-whitespace-character-count="1419"/>
    <meta:generator>LibreOffice/5.1.2.2$MacOSX_X86_64 LibreOffice_project/d3bf12ecb743fc0d20e0be0c58ca359301eb705f</meta:generator>
  </office:meta>
</office:document-meta>
</file>